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2A08F3239B45CE9A.png" manifest:media-type="image/png"/>
  <manifest:file-entry manifest:full-path="Pictures/100002010000001E0000001E86E091660DD5228F.png" manifest:media-type="image/png"/>
  <manifest:file-entry manifest:full-path="Pictures/100000000000001E0000001E9F69CF53C2E8F8DB.png" manifest:media-type="image/png"/>
  <manifest:file-entry manifest:full-path="Pictures/100000000000001E0000001ED80EE2C4016491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674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C" style:family="table-column">
      <style:table-column-properties style:column-width="1.806cm"/>
    </style:style>
    <style:style style:name="Tableau1.D" style:family="table-column">
      <style:table-column-properties style:column-width="1.667cm"/>
    </style:style>
    <style:style style:name="Tableau1.A1" style:family="table-cell">
      <style:table-cell-properties style:vertical-align="middle" fo:background-color="#ffffff" fo:padding="0.097cm" fo:border-left="1pt solid #ffffff" fo:border-right="none" fo:border-top="1pt solid #ffffff" fo:border-bottom="1pt solid #ffffff">
        <style:background-image/>
      </style:table-cell-properties>
    </style:style>
    <style:style style:name="Tableau1.E1" style:family="table-cell">
      <style:table-cell-properties style:vertical-align="middle" fo:background-color="#ffffff" fo:padding="0.097cm" fo:border="1pt solid #ffffff">
        <style:background-image/>
      </style:table-cell-properties>
    </style:style>
    <style:style style:name="Tableau1.A2" style:family="table-cell">
      <style:table-cell-properties style:vertical-align="middle" fo:background-color="#ffffff" fo:padding="0.097cm" fo:border-left="1pt solid #ffffff" fo:border-right="none" fo:border-top="none" fo:border-bottom="1pt solid #ffffff">
        <style:background-image/>
      </style:table-cell-properties>
    </style:style>
    <style:style style:name="Tableau1.E2" style:family="table-cell">
      <style:table-cell-properties style:vertical-align="middle" fo:background-color="#ffffff" fo:padding="0.097cm" fo:border-left="1pt solid #ffffff" fo:border-right="1pt solid #ffffff" fo:border-top="none" fo:border-bottom="1pt solid #ffffff">
        <style:background-image/>
      </style:table-cell-properties>
    </style:style>
    <style:style style:name="Tableau2" style:family="table">
      <style:table-properties style:width="13.674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1.806cm"/>
    </style:style>
    <style:style style:name="Tableau2.D" style:family="table-column">
      <style:table-column-properties style:column-width="1.667cm"/>
    </style:style>
    <style:style style:name="Tableau2.A1" style:family="table-cell">
      <style:table-cell-properties style:vertical-align="middle" fo:background-color="#ffffff" fo:padding="0.097cm" fo:border-left="1pt solid #ffffff" fo:border-right="none" fo:border-top="1pt solid #ffffff" fo:border-bottom="1pt solid #ffffff">
        <style:background-image/>
      </style:table-cell-properties>
    </style:style>
    <style:style style:name="Tableau2.E1" style:family="table-cell">
      <style:table-cell-properties style:vertical-align="middle" fo:background-color="#ffffff" fo:padding="0.097cm" fo:border="1pt solid #ffffff">
        <style:background-image/>
      </style:table-cell-properties>
    </style:style>
    <style:style style:name="Tableau2.A2" style:family="table-cell">
      <style:table-cell-properties style:vertical-align="middle" fo:background-color="#ffffff" fo:padding="0.097cm" fo:border-left="1pt solid #ffffff" fo:border-right="none" fo:border-top="none" fo:border-bottom="1pt solid #ffffff">
        <style:background-image/>
      </style:table-cell-properties>
    </style:style>
    <style:style style:name="Tableau2.E2" style:family="table-cell">
      <style:table-cell-properties style:vertical-align="middle" fo:background-color="#ffffff" fo:padding="0.097cm" fo:border-left="1pt solid #ffffff" fo:border-right="1pt solid #ffffff" fo:border-top="none" fo:border-bottom="1pt solid #ffffff">
        <style:background-image/>
      </style:table-cell-properties>
    </style:style>
    <style:style style:name="P1" style:family="paragraph" style:parent-style-name="Standard">
      <style:text-properties officeooo:rsid="0011e55d" officeooo:paragraph-rsid="0011e55d"/>
    </style:style>
    <style:style style:name="P2" style:family="paragraph" style:parent-style-name="Standard">
      <style:text-properties officeooo:rsid="0011e55d" officeooo:paragraph-rsid="0015da49"/>
    </style:style>
    <style:style style:name="P3" style:family="paragraph" style:parent-style-name="Standard">
      <style:text-properties officeooo:rsid="0015da49" officeooo:paragraph-rsid="00177078"/>
    </style:style>
    <style:style style:name="P4" style:family="paragraph" style:parent-style-name="Standard">
      <style:text-properties officeooo:rsid="0015da49" officeooo:paragraph-rsid="00399470"/>
    </style:style>
    <style:style style:name="P5" style:family="paragraph" style:parent-style-name="Standard">
      <style:text-properties officeooo:rsid="00177078" officeooo:paragraph-rsid="00177078"/>
    </style:style>
    <style:style style:name="P6" style:family="paragraph" style:parent-style-name="Standard">
      <style:text-properties officeooo:rsid="00177078" officeooo:paragraph-rsid="00312029"/>
    </style:style>
    <style:style style:name="P7" style:family="paragraph" style:parent-style-name="Standard">
      <style:text-properties officeooo:rsid="00194965" officeooo:paragraph-rsid="00194965"/>
    </style:style>
    <style:style style:name="P8" style:family="paragraph" style:parent-style-name="Standard">
      <style:text-properties officeooo:rsid="001bb859" officeooo:paragraph-rsid="001bb859"/>
    </style:style>
    <style:style style:name="P9" style:family="paragraph" style:parent-style-name="Standard">
      <style:text-properties officeooo:rsid="001bb859" officeooo:paragraph-rsid="00211a08"/>
    </style:style>
    <style:style style:name="P10" style:family="paragraph" style:parent-style-name="Standard">
      <style:text-properties officeooo:rsid="001bb859" officeooo:paragraph-rsid="00399470"/>
    </style:style>
    <style:style style:name="P11" style:family="paragraph" style:parent-style-name="Standard">
      <style:text-properties officeooo:rsid="001d374f" officeooo:paragraph-rsid="001d374f"/>
    </style:style>
    <style:style style:name="P12" style:family="paragraph" style:parent-style-name="Standard">
      <style:text-properties officeooo:rsid="001d374f" officeooo:paragraph-rsid="003c2fcf"/>
    </style:style>
    <style:style style:name="P13" style:family="paragraph" style:parent-style-name="Standard">
      <style:text-properties officeooo:rsid="00312029" officeooo:paragraph-rsid="00312029"/>
    </style:style>
    <style:style style:name="P14" style:family="paragraph" style:parent-style-name="Standard">
      <style:text-properties fo:font-weight="bold" officeooo:rsid="003546a7" officeooo:paragraph-rsid="001d374f" style:font-weight-asian="bold" style:font-weight-complex="bold"/>
    </style:style>
    <style:style style:name="P15" style:family="paragraph" style:parent-style-name="Standard">
      <style:text-properties officeooo:rsid="003f9191" officeooo:paragraph-rsid="003f9191"/>
    </style:style>
    <style:style style:name="P16" style:family="paragraph" style:parent-style-name="Standard">
      <style:text-properties officeooo:rsid="003f9191" officeooo:paragraph-rsid="004758d9"/>
    </style:style>
    <style:style style:name="P17" style:family="paragraph" style:parent-style-name="Standard">
      <style:text-properties officeooo:rsid="003fa7e3" officeooo:paragraph-rsid="003fa7e3"/>
    </style:style>
    <style:style style:name="P18" style:family="paragraph" style:parent-style-name="Standard">
      <style:text-properties officeooo:rsid="004156d3" officeooo:paragraph-rsid="004156d3"/>
    </style:style>
    <style:style style:name="P19" style:family="paragraph" style:parent-style-name="Standard">
      <style:text-properties officeooo:rsid="00419048" officeooo:paragraph-rsid="00419048"/>
    </style:style>
    <style:style style:name="P20" style:family="paragraph" style:parent-style-name="Standard">
      <style:text-properties officeooo:rsid="0042b391" officeooo:paragraph-rsid="0042b391"/>
    </style:style>
    <style:style style:name="P21" style:family="paragraph" style:parent-style-name="Standard">
      <style:text-properties officeooo:rsid="0042b391" officeooo:paragraph-rsid="004444c4"/>
    </style:style>
    <style:style style:name="P22" style:family="paragraph" style:parent-style-name="Standard">
      <style:text-properties officeooo:rsid="0042b391" officeooo:paragraph-rsid="005e6f57"/>
    </style:style>
    <style:style style:name="P23" style:family="paragraph" style:parent-style-name="Standard">
      <style:text-properties officeooo:rsid="0043aece" officeooo:paragraph-rsid="0043aece"/>
    </style:style>
    <style:style style:name="P24" style:family="paragraph" style:parent-style-name="Standard">
      <style:text-properties officeooo:rsid="0043aece" officeooo:paragraph-rsid="004bab03"/>
    </style:style>
    <style:style style:name="P25" style:family="paragraph" style:parent-style-name="Standard">
      <style:text-properties officeooo:rsid="0043aece" officeooo:paragraph-rsid="004cf7e0"/>
    </style:style>
    <style:style style:name="P26" style:family="paragraph" style:parent-style-name="Standard">
      <style:text-properties officeooo:rsid="0043aece" officeooo:paragraph-rsid="004fa416"/>
    </style:style>
    <style:style style:name="P27" style:family="paragraph" style:parent-style-name="Standard">
      <style:text-properties officeooo:rsid="0043aece" officeooo:paragraph-rsid="0055ac07"/>
    </style:style>
    <style:style style:name="P28" style:family="paragraph" style:parent-style-name="Standard">
      <style:text-properties officeooo:rsid="0043aece" officeooo:paragraph-rsid="005ac625"/>
    </style:style>
    <style:style style:name="P29" style:family="paragraph" style:parent-style-name="Standard">
      <style:text-properties officeooo:rsid="0043aece" officeooo:paragraph-rsid="005ccabc"/>
    </style:style>
    <style:style style:name="P30" style:family="paragraph" style:parent-style-name="Standard">
      <style:text-properties officeooo:rsid="0043aece" officeooo:paragraph-rsid="005e6f57"/>
    </style:style>
    <style:style style:name="P31" style:family="paragraph" style:parent-style-name="Standard">
      <style:text-properties officeooo:rsid="00442682" officeooo:paragraph-rsid="00442682"/>
    </style:style>
    <style:style style:name="P32" style:family="paragraph" style:parent-style-name="Standard">
      <style:text-properties officeooo:rsid="00442682" officeooo:paragraph-rsid="0011e55d"/>
    </style:style>
    <style:style style:name="P33" style:family="paragraph" style:parent-style-name="Standard">
      <style:text-properties officeooo:rsid="00442682" officeooo:paragraph-rsid="006c197d"/>
    </style:style>
    <style:style style:name="P34" style:family="paragraph" style:parent-style-name="Standard">
      <style:text-properties officeooo:rsid="004444c4" officeooo:paragraph-rsid="004444c4"/>
    </style:style>
    <style:style style:name="P35" style:family="paragraph" style:parent-style-name="Standard">
      <style:text-properties officeooo:rsid="004780f1" officeooo:paragraph-rsid="004780f1"/>
    </style:style>
    <style:style style:name="P36" style:family="paragraph" style:parent-style-name="Standard">
      <style:text-properties officeooo:rsid="00496a41" officeooo:paragraph-rsid="004bab03"/>
    </style:style>
    <style:style style:name="P37" style:family="paragraph" style:parent-style-name="Standard">
      <style:text-properties officeooo:rsid="00496a41" officeooo:paragraph-rsid="004ca315"/>
    </style:style>
    <style:style style:name="P38" style:family="paragraph" style:parent-style-name="Standard">
      <style:text-properties officeooo:rsid="0049e1c5" officeooo:paragraph-rsid="0049e1c5"/>
    </style:style>
    <style:style style:name="P39" style:family="paragraph" style:parent-style-name="Standard">
      <style:text-properties officeooo:rsid="004bab03" officeooo:paragraph-rsid="004bab03"/>
    </style:style>
    <style:style style:name="P40" style:family="paragraph" style:parent-style-name="Standard">
      <style:text-properties officeooo:rsid="004bab03" officeooo:paragraph-rsid="004fa416"/>
    </style:style>
    <style:style style:name="P41" style:family="paragraph" style:parent-style-name="Standard">
      <style:text-properties officeooo:rsid="004bab03" officeooo:paragraph-rsid="00550935"/>
    </style:style>
    <style:style style:name="P42" style:family="paragraph" style:parent-style-name="Standard">
      <style:text-properties officeooo:rsid="004bab03" officeooo:paragraph-rsid="0055ac07"/>
    </style:style>
    <style:style style:name="P43" style:family="paragraph" style:parent-style-name="Standard">
      <style:text-properties officeooo:rsid="004bab03" officeooo:paragraph-rsid="004ca315"/>
    </style:style>
    <style:style style:name="P44" style:family="paragraph" style:parent-style-name="Standard">
      <style:text-properties officeooo:rsid="004ca315" officeooo:paragraph-rsid="004ca315"/>
    </style:style>
    <style:style style:name="P45" style:family="paragraph" style:parent-style-name="Standard">
      <style:text-properties officeooo:rsid="004cf7e0" officeooo:paragraph-rsid="004cf7e0"/>
    </style:style>
    <style:style style:name="P46" style:family="paragraph" style:parent-style-name="Standard">
      <style:text-properties officeooo:rsid="004e115c" officeooo:paragraph-rsid="004e115c"/>
    </style:style>
    <style:style style:name="P47" style:family="paragraph" style:parent-style-name="Standard">
      <style:text-properties officeooo:rsid="004fa416" officeooo:paragraph-rsid="004fa416"/>
    </style:style>
    <style:style style:name="P48" style:family="paragraph" style:parent-style-name="Standard">
      <style:text-properties officeooo:rsid="004fa416" officeooo:paragraph-rsid="0055ac07"/>
    </style:style>
    <style:style style:name="P49" style:family="paragraph" style:parent-style-name="Standard">
      <style:text-properties officeooo:rsid="004fa416" officeooo:paragraph-rsid="005ac625"/>
    </style:style>
    <style:style style:name="P50" style:family="paragraph" style:parent-style-name="Standard">
      <style:text-properties officeooo:rsid="00550935" officeooo:paragraph-rsid="00550935"/>
    </style:style>
    <style:style style:name="P51" style:family="paragraph" style:parent-style-name="Standard">
      <style:text-properties officeooo:rsid="0055e554" officeooo:paragraph-rsid="0055e554"/>
    </style:style>
    <style:style style:name="P52" style:family="paragraph" style:parent-style-name="Standard">
      <style:text-properties officeooo:rsid="0055e554" officeooo:paragraph-rsid="005750f4"/>
    </style:style>
    <style:style style:name="P53" style:family="paragraph" style:parent-style-name="Standard">
      <style:text-properties officeooo:rsid="005ac625" officeooo:paragraph-rsid="005ac625"/>
    </style:style>
    <style:style style:name="P54" style:family="paragraph" style:parent-style-name="Standard">
      <style:text-properties officeooo:rsid="005ccabc" officeooo:paragraph-rsid="005ccabc"/>
    </style:style>
    <style:style style:name="P55" style:family="paragraph" style:parent-style-name="Standard">
      <style:text-properties officeooo:rsid="005d8b12" officeooo:paragraph-rsid="005d8b12"/>
    </style:style>
    <style:style style:name="P56" style:family="paragraph" style:parent-style-name="Standard">
      <style:text-properties officeooo:rsid="005e6f57" officeooo:paragraph-rsid="005e6f57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6c197d"/>
    </style:style>
    <style:style style:name="P59" style:family="paragraph" style:parent-style-name="Table_20_Contents">
      <style:paragraph-properties fo:text-align="center" style:justify-single-word="false"/>
      <style:text-properties officeooo:rsid="0061b856" officeooo:paragraph-rsid="0061b856"/>
    </style:style>
    <style:style style:name="P60" style:family="paragraph" style:parent-style-name="Table_20_Contents">
      <style:paragraph-properties fo:text-align="center" style:justify-single-word="false"/>
      <style:text-properties officeooo:rsid="0061b856" officeooo:paragraph-rsid="006c197d"/>
    </style:style>
    <style:style style:name="P61" style:family="paragraph" style:parent-style-name="Table_20_Contents">
      <style:paragraph-properties fo:text-align="center" style:justify-single-word="false"/>
      <style:text-properties officeooo:rsid="00637df7" officeooo:paragraph-rsid="00637df7"/>
    </style:style>
    <style:style style:name="P62" style:family="paragraph" style:parent-style-name="Table_20_Contents">
      <style:paragraph-properties fo:text-align="center" style:justify-single-word="false"/>
      <style:text-properties officeooo:rsid="00637df7" officeooo:paragraph-rsid="006c197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1b856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1b856" officeooo:paragraph-rsid="0061b856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c197d" officeooo:paragraph-rsid="006c197d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61b856" officeooo:paragraph-rsid="0061b85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61b856" officeooo:paragraph-rsid="006c197d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cc0000" style:font-name="Arial" fo:font-size="12pt" fo:font-weight="bold" officeooo:rsid="0061b856" officeooo:paragraph-rsid="0061b85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cc0000" style:font-name="Arial" fo:font-size="12pt" fo:font-weight="bold" officeooo:rsid="0061b856" officeooo:paragraph-rsid="006c197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6600" style:font-name="Arial" fo:font-size="12pt" fo:font-weight="bold" officeooo:rsid="006c197d" officeooo:paragraph-rsid="006c197d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officeooo:rsid="006c197d" officeooo:paragraph-rsid="006c197d"/>
    </style:style>
    <style:style style:name="P72" style:family="paragraph" style:parent-style-name="Standard">
      <style:text-properties officeooo:rsid="0073eedd" officeooo:paragraph-rsid="0073eedd"/>
    </style:style>
    <style:style style:name="T1" style:family="text">
      <style:text-properties officeooo:rsid="0014e0c2"/>
    </style:style>
    <style:style style:name="T2" style:family="text">
      <style:text-properties officeooo:rsid="00177078"/>
    </style:style>
    <style:style style:name="T3" style:family="text">
      <style:text-properties officeooo:rsid="001d374f"/>
    </style:style>
    <style:style style:name="T4" style:family="text">
      <style:text-properties officeooo:rsid="00272596"/>
    </style:style>
    <style:style style:name="T5" style:family="text">
      <style:text-properties officeooo:rsid="002bbb25"/>
    </style:style>
    <style:style style:name="T6" style:family="text">
      <style:text-properties officeooo:rsid="00312029"/>
    </style:style>
    <style:style style:name="T7" style:family="text">
      <style:text-properties officeooo:rsid="004156d3"/>
    </style:style>
    <style:style style:name="T8" style:family="text">
      <style:text-properties officeooo:rsid="00468216"/>
    </style:style>
    <style:style style:name="T9" style:family="text">
      <style:text-properties officeooo:rsid="004758d9"/>
    </style:style>
    <style:style style:name="T10" style:family="text">
      <style:text-properties officeooo:rsid="00496a41"/>
    </style:style>
    <style:style style:name="T11" style:family="text">
      <style:text-properties officeooo:rsid="0049e1c5"/>
    </style:style>
    <style:style style:name="T12" style:family="text">
      <style:text-properties officeooo:rsid="004bab03"/>
    </style:style>
    <style:style style:name="T13" style:family="text">
      <style:text-properties officeooo:rsid="004cf7e0"/>
    </style:style>
    <style:style style:name="T14" style:family="text">
      <style:text-properties officeooo:rsid="004fa416"/>
    </style:style>
    <style:style style:name="T15" style:family="text">
      <style:text-properties officeooo:rsid="00517b63"/>
    </style:style>
    <style:style style:name="T16" style:family="text">
      <style:text-properties officeooo:rsid="005298c7"/>
    </style:style>
    <style:style style:name="T17" style:family="text">
      <style:text-properties officeooo:rsid="0053b34a"/>
    </style:style>
    <style:style style:name="T18" style:family="text">
      <style:text-properties officeooo:rsid="00543423"/>
    </style:style>
    <style:style style:name="T19" style:family="text">
      <style:text-properties officeooo:rsid="0055ac07"/>
    </style:style>
    <style:style style:name="T20" style:family="text">
      <style:text-properties officeooo:rsid="005750f4"/>
    </style:style>
    <style:style style:name="T21" style:family="text">
      <style:text-properties officeooo:rsid="005ccabc"/>
    </style:style>
    <style:style style:name="T22" style:family="text">
      <style:text-properties officeooo:rsid="005e6f57"/>
    </style:style>
    <style:style style:name="T23" style:family="text">
      <style:text-properties officeooo:rsid="005f52c2"/>
    </style:style>
    <style:style style:name="T24" style:family="text">
      <style:text-properties officeooo:rsid="006133d9"/>
    </style:style>
    <style:style style:name="T25" style:family="text">
      <style:text-properties officeooo:rsid="0065dc9a"/>
    </style:style>
    <style:style style:name="T26" style:family="text">
      <style:text-properties officeooo:rsid="00679633"/>
    </style:style>
    <style:style style:name="T27" style:family="text">
      <style:text-properties officeooo:rsid="0067f75a"/>
    </style:style>
    <style:style style:name="T28" style:family="text">
      <style:text-properties officeooo:rsid="0068dad0"/>
    </style:style>
    <style:style style:name="T29" style:family="text">
      <style:text-properties officeooo:rsid="006a623e"/>
    </style:style>
    <style:style style:name="T30" style:family="text">
      <style:text-properties officeooo:rsid="006c197d"/>
    </style:style>
    <style:style style:name="T31" style:family="text">
      <style:text-properties officeooo:rsid="006f3cf8"/>
    </style:style>
    <style:style style:name="T32" style:family="text">
      <style:text-properties officeooo:rsid="00704a1a"/>
    </style:style>
    <style:style style:name="T33" style:family="text">
      <style:text-properties officeooo:rsid="0071ce6e"/>
    </style:style>
    <style:style style:name="T34" style:family="text">
      <style:text-properties officeooo:rsid="0072fc3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REATE TABLE etudiant<text:span text:style-name="T7">s</text:span> (</text:p>
      <text:p text:style-name="P15">id int unsigned NOT NULL AUTO_INCREMENT UNIQUE PRIMARY KEY,</text:p>
      <text:p text:style-name="P15">mail<text:span text:style-name="T9">Univ</text:span> varchar(255) NOT NULL,</text:p>
      <text:p text:style-name="P16">mail<text:span text:style-name="T9">Perso</text:span> varchar(255) ,</text:p>
      <text:p text:style-name="P15">nom varchar(255) NOT NULL,</text:p>
      <text:p text:style-name="P15">prenom varchar(255) NOT NULL,</text:p>
      <text:p text:style-name="P19">numero int unsigned NOT NULL,</text:p>
      <text:p text:style-name="P15">mdp varchar(255) NOT NULL,</text:p>
      <text:p text:style-name="P15">formation varchar(4) ,</text:p>
      <text:p text:style-name="P15">promo<text:span text:style-name="T8">tion</text:span> <text:span text:style-name="T31">year</text:span>(4) ,</text:p>
      <text:p text:style-name="P38">date<text:span text:style-name="T26">Inscription</text:span> timestamp NOT NULL,</text:p>
      <text:p text:style-name="P15">etat <text:span text:style-name="T31">int</text:span>(<text:span text:style-name="T32">1</text:span>) DEFAULT 0</text:p>
      <text:p text:style-name="P15">);</text:p>
      <text:p text:style-name="P1"/>
      <text:p text:style-name="P17">CREATE TABLE c<text:span text:style-name="T10">odes</text:span> (</text:p>
      <text:p text:style-name="P17">id<text:span text:style-name="T10">Codes</text:span> int unsigned NOT NULL AUTO_INCREMENT UNIQUE PRIMARY KEY,</text:p>
      <text:p text:style-name="P17">id int unsigned NOT NULL,</text:p>
      <text:p text:style-name="P17">code varchar(255) NOT NULL UNIQUE,</text:p>
      <text:p text:style-name="P17">type int(1) NOT NULL,</text:p>
      <text:p text:style-name="P17">date<text:span text:style-name="T27">Mail</text:span> timestamp <text:span text:style-name="T11">NOT NULL</text:span>,</text:p>
      <text:p text:style-name="P18">CONSTRAINT FK_<text:span text:style-name="T10">codes_</text:span>id FOREIGN KEY (id) REFERENCES etudiants (id) <text:span text:style-name="T34">ON DELETE CASCADE</text:span></text:p>
      <text:p text:style-name="P17">);</text:p>
      <text:p text:style-name="P1"/>
      <text:p text:style-name="P72">-------------------------------------------------------------</text:p>
      <text:p text:style-name="P1"/>
      <text:p text:style-name="P20">CREATE TABLE droits (</text:p>
      <text:p text:style-name="P20">id<text:span text:style-name="T10">Droits</text:span> int unsigned NOT NULL AUTO_INCREMENT UNIQUE PRIMARY KEY,</text:p>
      <text:p text:style-name="P34"/>
      <text:p text:style-name="P35">score</text:p>
      <text:p text:style-name="P34"><text:span text:style-name="T17">droit</text:span> varchar(255) NOT NULL UNIQUE,</text:p>
      <text:p text:style-name="P20">description varchar(255) DEFAULT NULL</text:p>
      <text:p text:style-name="P20">);</text:p>
      <text:p text:style-name="P1"/>
      <text:p text:style-name="P20">CREATE TABLE roles (</text:p>
      <text:p text:style-name="P20">id<text:span text:style-name="T10">Roles</text:span> int unsigned NOT NULL AUTO_INCREMENT UNIQUE PRIMARY KEY,</text:p>
      <text:p text:style-name="P20">id int unsigned <text:span text:style-name="T18">NOT NULL</text:span>,</text:p>
      <text:p text:style-name="P35">score</text:p>
      <text:p text:style-name="P35"/>
      <text:p text:style-name="P34"><text:span text:style-name="T16">role</text:span> varchar(255) NOT NULL UNIQUE,</text:p>
      <text:p text:style-name="P21">description varchar(255) DEFAULT NULL,</text:p>
      <text:p text:style-name="P23">CONSTRAINT FK_r<text:span text:style-name="T12">oles</text:span>_id FOREINGN KEY (id) REFERENCES etudiants (id)</text:p>
      <text:p text:style-name="P20">);</text:p>
      <text:p text:style-name="P1"/>
      <text:p text:style-name="P56">CREATE TABLE attributions (</text:p>
      <text:p text:style-name="P22">idA<text:span text:style-name="T22">ttributions</text:span> int unsigned NOT NULL AUTO_INCREMENT UNIQUE PRIMARY KEY,</text:p>
      <text:p text:style-name="P22">id int unsigned <text:span text:style-name="T18">NOT NULL</text:span>,</text:p>
      <text:p text:style-name="P22">i<text:span text:style-name="T22">dRoles</text:span> int unsigned <text:span text:style-name="T18">NOT NULL</text:span>,</text:p>
      <text:p text:style-name="P30">CONSTRAINT FK_<text:span text:style-name="T22">attributions</text:span>_id FOREINGN KEY (id) REFERENCES etudiants (id),</text:p>
      <text:p text:style-name="P30">CONSTRAINT FK_<text:span text:style-name="T23">attributions</text:span>_id<text:span text:style-name="T23">Roles</text:span> FOREINGN KEY (id<text:span text:style-name="T23">Roles</text:span>) REFERENCES <text:span text:style-name="T23">roles</text:span> (id<text:span text:style-name="T23">Roles</text:span>)</text:p>
      <text:p text:style-name="P56">) ;</text:p>
      <text:p text:style-name="P32"><text:soft-page-break/></text:p>
      <text:p text:style-name="P31"/>
      <text:p text:style-name="P31"/>
      <text:p text:style-name="P36">CREATE TABLE tags (</text:p>
      <text:p text:style-name="P39">idTags int unsigned NOT NULL AUTO_INCREMENT UNIQUE PRIMARY KEY,</text:p>
      <text:p text:style-name="P39">idTopics int unsigned NOT NULL,</text:p>
      <text:p text:style-name="P39">tag varchar(20) NOT NULL,</text:p>
      <text:p text:style-name="P24">CONSTRAINT FK_<text:span text:style-name="T12">tags</text:span>_id<text:span text:style-name="T12">Tags</text:span> FOREINGN KEY (id<text:span text:style-name="T12">Topics</text:span>) REFERENCES <text:span text:style-name="T12">topics</text:span> (id<text:span text:style-name="T12">Topics</text:span>)</text:p>
      <text:p text:style-name="P36">) ;</text:p>
      <text:p text:style-name="P36"/>
      <text:p text:style-name="P37">CREATE TABLE <text:span text:style-name="T12">topics (</text:span></text:p>
      <text:p text:style-name="P44">idTopics int u<text:span text:style-name="T12">nsigned NOT NULL AUTO_INCREMENT UNIQUE PRIMARY KEY,</text:span></text:p>
      <text:p text:style-name="P45">id int unsigned NOT NULL,</text:p>
      <text:p text:style-name="P46"><text:span text:style-name="T15">topic</text:span> varchar(255) NOT NULL,</text:p>
      <text:p text:style-name="P46">date<text:span text:style-name="T25">Creation</text:span> timestamp NOT NULL,</text:p>
      <text:p text:style-name="P25">CONSTRAINT FK_<text:span text:style-name="T12">topics</text:span>_id FOREINGN KEY (id) REFERENCES <text:span text:style-name="T13">etudiants</text:span> (id)</text:p>
      <text:p text:style-name="P43">) ;</text:p>
      <text:p text:style-name="P37"/>
      <text:p text:style-name="P40">CREATE TABLE messages ( </text:p>
      <text:p text:style-name="P40"><text:span text:style-name="T14">idMessages int u</text:span>nsigned NOT NULL AUTO_INCREMENT UNIQUE PRIMARY KEY,</text:p>
      <text:p text:style-name="P47">id int unsigned NOT NULL,</text:p>
      <text:p text:style-name="P47">idTopics int unsigned NOT NULL,</text:p>
      <text:p text:style-name="P47">message varchar(255) NOT NULL,</text:p>
      <text:p text:style-name="P47">date<text:span text:style-name="T25">Envoi</text:span> timestamp NOT NULL,</text:p>
      <text:p text:style-name="P26">CONSTRAINT FK_<text:span text:style-name="T14">messages</text:span>_id FOREINGN KEY (id) REFERENCES <text:span text:style-name="T13">etudiants</text:span> (id),</text:p>
      <text:p text:style-name="P26">CONSTRAINT FK_<text:span text:style-name="T14">messages</text:span>_id<text:span text:style-name="T14">Topics</text:span> FOREINGN KEY (id<text:span text:style-name="T14">Topics</text:span>) REFERENCES <text:span text:style-name="T14">topics</text:span> (id<text:span text:style-name="T14">Topics</text:span>)</text:p>
      <text:p text:style-name="P40">) ;</text:p>
      <text:p text:style-name="P31"/>
      <text:p text:style-name="P50">CREATE TABLE actualites (</text:p>
      <text:p text:style-name="P41"><text:span text:style-name="T14">idActualites int u</text:span>nsigned NOT NULL AUTO_INCREMENT UNIQUE PRIMARY KEY,</text:p>
      <text:p text:style-name="P48">id int unsigned NOT NULL,</text:p>
      <text:p text:style-name="P54">idImages int unsigned NOT NULL,</text:p>
      <text:p text:style-name="P53">actualite varchar(255) NOT NULL,</text:p>
      <text:p text:style-name="P53">description varchar(255) DEFAULT NULL,</text:p>
      <text:p text:style-name="P53">date<text:span text:style-name="T28">Publication</text:span> timestamp NOT NULL,</text:p>
      <text:p text:style-name="P27">CONSTRAINT FK_<text:span text:style-name="T19">actualites</text:span>_id FOREINGN KEY (id) REFERENCES <text:span text:style-name="T13">etudiants</text:span> (id),</text:p>
      <text:p text:style-name="P29">CONSTRAINT FK_<text:span text:style-name="T21">actualites</text:span>_id<text:span text:style-name="T22">Images</text:span> FOREINGN KEY (id<text:span text:style-name="T21">Images</text:span>) REFERENCES <text:span text:style-name="T21">images</text:span> (id<text:span text:style-name="T21">Images</text:span>)</text:p>
      <text:p text:style-name="P50">) ;</text:p>
      <text:p text:style-name="P31"/>
      <text:p text:style-name="P50">CREATE TABLE <text:span text:style-name="T24">objets</text:span> (</text:p>
      <text:p text:style-name="P42"><text:span text:style-name="T14">idObjets int u</text:span>nsigned NOT NULL AUTO_INCREMENT UNIQUE PRIMARY KEY,</text:p>
      <text:p text:style-name="P48">id int unsigned NOT NULL,</text:p>
      <text:p text:style-name="P53">idImages int unsigned NOT NULL,</text:p>
      <text:p text:style-name="P51">objet varchar(255) NOT NULL,</text:p>
      <text:p text:style-name="P52">prix number(5,<text:span text:style-name="T20">2),</text:span></text:p>
      <text:p text:style-name="P27">CONSTRAINT FK_<text:span text:style-name="T24">objets</text:span>_id FOREINGN KEY (id) REFERENCES <text:span text:style-name="T13">etudiants</text:span> (id),</text:p>
      <text:p text:style-name="P29">CONSTRAINT FK_<text:span text:style-name="T24">objets</text:span>_id<text:span text:style-name="T22">Images</text:span> FOREINGN KEY (id<text:span text:style-name="T21">Images</text:span>) REFERENCES <text:span text:style-name="T21">images</text:span> (id<text:span text:style-name="T21">Images</text:span>)</text:p>
      <text:p text:style-name="P50">) ;</text:p>
      <text:p text:style-name="P31"/>
      <text:p text:style-name="P52"><text:soft-page-break/>CREATE TABLE images (</text:p>
      <text:p text:style-name="P53">idImages<text:span text:style-name="T14"> int unsigned NOT NULL AUTO_INCREMENT UNIQUE PRIMARY KEY,</text:span></text:p>
      <text:p text:style-name="P49">id int unsigned NOT NULL,</text:p>
      <text:p text:style-name="P55">type varchar(25) NOT NULL,</text:p>
      <text:p text:style-name="P53">binaire blob NOT NULL, </text:p>
      <text:p text:style-name="P28">CONSTRAINT FK_<text:span text:style-name="T19">boutique</text:span>_id FOREINGN KEY (id) REFERENCES <text:span text:style-name="T13">etudiants</text:span> (id),</text:p>
      <text:p text:style-name="P52">) ;</text:p>
      <text:p text:style-name="P31"/>
      <text:p text:style-name="P31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row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66">Type</text:p>
          </table:table-cell>
          <table:table-cell table:style-name="Tableau1.A1" office:value-type="string">
            <text:p text:style-name="P66">Not null</text:p>
          </table:table-cell>
          <table:table-cell table:style-name="Tableau1.A1" office:value-type="string">
            <text:p text:style-name="P66">Unique</text:p>
          </table:table-cell>
          <table:table-cell table:style-name="Tableau1.E1" office:value-type="string">
            <text:p text:style-name="P66">Default</text:p>
          </table:table-cell>
        </table:table-row>
        <table:table-row>
          <table:table-cell table:style-name="Tableau1.A2" office:value-type="string">
            <text:p text:style-name="P68">id</text:p>
          </table:table-cell>
          <table:table-cell table:style-name="Tableau1.A2" office:value-type="string">
            <text:p text:style-name="P59">Int unsigned</text:p>
          </table:table-cell>
          <table:table-cell table:style-name="Tableau1.A2" office:value-type="string">
            <text:p text:style-name="P57"><draw:frame draw:style-name="fr1" draw:name="Image1" text:anchor-type="as-char" svg:width="0.813cm" svg:height="0.813cm" draw:z-index="0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1" draw:name="Image2" text:anchor-type="as-char" svg:width="0.813cm" svg:height="0.813cm" draw:z-index="1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mailUniv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3" text:anchor-type="as-char" svg:width="0.813cm" svg:height="0.813cm" draw:z-index="2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1" draw:name="Image4" text:anchor-type="as-char" svg:width="0.813cm" svg:height="0.813cm" draw:z-index="3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mailPerso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2" draw:name="Image26" text:anchor-type="as-char" svg:width="0.794cm" svg:height="0.794cm" draw:z-index="14"><draw:image xlink:href="Pictures/100002010000001E0000001E86E091660DD5228F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17" text:anchor-type="as-char" svg:width="0.794cm" svg:height="0.794cm" draw:z-index="15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NULL</text:p>
          </table:table-cell>
        </table:table-row>
        <table:table-row>
          <table:table-cell table:style-name="Tableau1.A2" office:value-type="string">
            <text:p text:style-name="P64">nom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5" text:anchor-type="as-char" svg:width="0.813cm" svg:height="0.813cm" draw:z-index="4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18" text:anchor-type="as-char" svg:width="0.794cm" svg:height="0.794cm" draw:z-index="16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prenom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6" text:anchor-type="as-char" svg:width="0.813cm" svg:height="0.813cm" draw:z-index="5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19" text:anchor-type="as-char" svg:width="0.794cm" svg:height="0.794cm" draw:z-index="17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numero</text:p>
          </table:table-cell>
          <table:table-cell table:style-name="Tableau1.A2" office:value-type="string">
            <text:p text:style-name="P59">Int unsigned</text:p>
          </table:table-cell>
          <table:table-cell table:style-name="Tableau1.A2" office:value-type="string">
            <text:p text:style-name="P57"><draw:frame draw:style-name="fr1" draw:name="Image7" text:anchor-type="as-char" svg:width="0.813cm" svg:height="0.813cm" draw:z-index="6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1" draw:name="Image8" text:anchor-type="as-char" svg:width="0.813cm" svg:height="0.813cm" draw:z-index="7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mdp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9" text:anchor-type="as-char" svg:width="0.813cm" svg:height="0.813cm" draw:z-index="8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0" text:anchor-type="as-char" svg:width="0.794cm" svg:height="0.794cm" draw:z-index="18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formation</text:p>
          </table:table-cell>
          <table:table-cell table:style-name="Tableau1.A2" office:value-type="string">
            <text:p text:style-name="P59">Varchar(4)</text:p>
          </table:table-cell>
          <table:table-cell table:style-name="Tableau1.A2" office:value-type="string">
            <text:p text:style-name="P57"><draw:frame draw:style-name="fr2" draw:name="Image15" text:anchor-type="as-char" svg:width="0.794cm" svg:height="0.794cm" draw:z-index="19"><draw:image xlink:href="Pictures/100000000000001E0000001ED80EE2C40164913B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1" text:anchor-type="as-char" svg:width="0.794cm" svg:height="0.794cm" draw:z-index="20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NULL</text:p>
          </table:table-cell>
        </table:table-row>
        <table:table-row>
          <table:table-cell table:style-name="Tableau1.A2" office:value-type="string">
            <text:p text:style-name="P63">promotion</text:p>
          </table:table-cell>
          <table:table-cell table:style-name="Tableau1.A2" office:value-type="string">
            <text:p text:style-name="P61"><text:span text:style-name="T29">Int</text:span>(4)</text:p>
          </table:table-cell>
          <table:table-cell table:style-name="Tableau1.A2" office:value-type="string">
            <text:p text:style-name="P57"><draw:frame draw:style-name="fr2" draw:name="Image16" text:anchor-type="as-char" svg:width="0.794cm" svg:height="0.794cm" draw:z-index="22"><draw:image xlink:href="Pictures/100000000000001E0000001ED80EE2C40164913B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2" text:anchor-type="as-char" svg:width="0.794cm" svg:height="0.794cm" draw:z-index="23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NULL</text:p>
          </table:table-cell>
        </table:table-row>
        <table:table-row>
          <table:table-cell table:style-name="Tableau1.A2" office:value-type="string">
            <text:p text:style-name="P64">dateInscription</text:p>
          </table:table-cell>
          <table:table-cell table:style-name="Tableau1.A2" office:value-type="string">
            <text:p text:style-name="P61">Timestamp</text:p>
          </table:table-cell>
          <table:table-cell table:style-name="Tableau1.A2" office:value-type="string">
            <text:p text:style-name="P57"><draw:frame draw:style-name="fr1" draw:name="Image10" text:anchor-type="as-char" svg:width="0.813cm" svg:height="0.813cm" draw:z-index="9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3" text:anchor-type="as-char" svg:width="0.794cm" svg:height="0.794cm" draw:z-index="24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etat</text:p>
          </table:table-cell>
          <table:table-cell table:style-name="Tableau1.A2" office:value-type="string">
            <text:p text:style-name="P61"><text:span text:style-name="T29">Int</text:span>(1)</text:p>
          </table:table-cell>
          <table:table-cell table:style-name="Tableau1.A2" office:value-type="string">
            <text:p text:style-name="P57"><draw:frame draw:style-name="fr1" draw:name="Image11" text:anchor-type="as-char" svg:width="0.813cm" svg:height="0.813cm" draw:z-index="10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4" text:anchor-type="as-char" svg:width="0.794cm" svg:height="0.794cm" draw:z-index="21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0</text:p>
          </table:table-cell>
        </table:table-row>
      </table:table>
      <text:p text:style-name="P31"/>
      <text:p text:style-name="P31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row>
          <table:table-cell table:style-name="Tableau2.A1" office:value-type="string">
            <text:p text:style-name="P58"/>
          </table:table-cell>
          <table:table-cell table:style-name="Tableau2.A1" office:value-type="string">
            <text:p text:style-name="P67">Type</text:p>
          </table:table-cell>
          <table:table-cell table:style-name="Tableau2.A1" office:value-type="string">
            <text:p text:style-name="P67">Not null</text:p>
          </table:table-cell>
          <table:table-cell table:style-name="Tableau2.A1" office:value-type="string">
            <text:p text:style-name="P67">Unique</text:p>
          </table:table-cell>
          <table:table-cell table:style-name="Tableau2.E1" office:value-type="string">
            <text:p text:style-name="P67">Default</text:p>
          </table:table-cell>
        </table:table-row>
        <table:table-row>
          <table:table-cell table:style-name="Tableau2.A2" office:value-type="string">
            <text:p text:style-name="P69">id<text:span text:style-name="T30">Codes</text:span></text:p>
          </table:table-cell>
          <table:table-cell table:style-name="Tableau2.A2" office:value-type="string">
            <text:p text:style-name="P60">Int unsigned</text:p>
          </table:table-cell>
          <table:table-cell table:style-name="Tableau2.A2" office:value-type="string">
            <text:p text:style-name="P58"><draw:frame draw:style-name="fr1" draw:name="Image14" text:anchor-type="as-char" svg:width="0.813cm" svg:height="0.813cm" draw:z-index="25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1" draw:name="Image27" text:anchor-type="as-char" svg:width="0.813cm" svg:height="0.813cm" draw:z-index="26"><draw:image xlink:href="Pictures/1000020100000080000000802A08F3239B45CE9A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70">id</text:p>
          </table:table-cell>
          <table:table-cell table:style-name="Tableau2.A2" office:value-type="string">
            <text:p text:style-name="P71">Int unsigned</text:p>
          </table:table-cell>
          <table:table-cell table:style-name="Tableau2.A2" office:value-type="string">
            <text:p text:style-name="P58"><draw:frame draw:style-name="fr1" draw:name="Image28" text:anchor-type="as-char" svg:width="0.813cm" svg:height="0.813cm" draw:z-index="27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2" draw:name="Image29" text:anchor-type="as-char" svg:width="0.794cm" svg:height="0.794cm" draw:z-index="32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65">code</text:p>
          </table:table-cell>
          <table:table-cell table:style-name="Tableau2.A2" office:value-type="string">
            <text:p text:style-name="P60">Varchar(255)</text:p>
          </table:table-cell>
          <table:table-cell table:style-name="Tableau2.A2" office:value-type="string">
            <text:p text:style-name="P58"><draw:frame draw:style-name="fr1" draw:name="Image30" text:anchor-type="as-char" svg:width="0.813cm" svg:height="0.813cm" draw:z-index="33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1" draw:name="Image31" text:anchor-type="as-char" svg:width="0.813cm" svg:height="0.813cm" draw:z-index="34"><draw:image xlink:href="Pictures/1000020100000080000000802A08F3239B45CE9A.png" xlink:type="simple" xlink:show="embed" xlink:actuate="onLoad"/></draw:frame></text:p>
          </table:table-cell>
          <table:table-cell table:style-name="Tableau2.E2" office:value-type="string">
            <text:p text:style-name="P62"/>
          </table:table-cell>
        </table:table-row>
        <table:table-row>
          <table:table-cell table:style-name="Tableau2.A2" office:value-type="string">
            <text:p text:style-name="P65">type</text:p>
          </table:table-cell>
          <table:table-cell table:style-name="Tableau2.A2" office:value-type="string">
            <text:p text:style-name="P71">Int(1)</text:p>
          </table:table-cell>
          <table:table-cell table:style-name="Tableau2.A2" office:value-type="string">
            <text:p text:style-name="P58"><draw:frame draw:style-name="fr1" draw:name="Image32" text:anchor-type="as-char" svg:width="0.813cm" svg:height="0.813cm" draw:z-index="28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2" draw:name="Image33" text:anchor-type="as-char" svg:width="0.794cm" svg:height="0.794cm" draw:z-index="29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65">dateMail</text:p>
          </table:table-cell>
          <table:table-cell table:style-name="Tableau2.A2" office:value-type="string">
            <text:p text:style-name="P71">Timestamp</text:p>
          </table:table-cell>
          <table:table-cell table:style-name="Tableau2.A2" office:value-type="string">
            <text:p text:style-name="P58"><draw:frame draw:style-name="fr1" draw:name="Image34" text:anchor-type="as-char" svg:width="0.813cm" svg:height="0.813cm" draw:z-index="30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2" draw:name="Image35" text:anchor-type="as-char" svg:width="0.794cm" svg:height="0.794cm" draw:z-index="31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</table:table>
      <text:p text:style-name="P33"><draw:frame draw:style-name="fr3" draw:name="Image25" text:anchor-type="paragraph" svg:width="0.794cm" svg:height="0.794cm" draw:z-index="13"><draw:image xlink:href="Pictures/100002010000001E0000001E86E091660DD5228F.png" xlink:type="simple" xlink:show="embed" xlink:actuate="onLoad"/></draw:frame></text:p>
      <text:p text:style-name="P31"><draw:frame draw:style-name="fr3" draw:name="Image13" text:anchor-type="paragraph" svg:width="0.794cm" svg:height="0.794cm" draw:z-index="12"><draw:image xlink:href="Pictures/100002010000001E0000001E86E091660DD5228F.png" xlink:type="simple" xlink:show="embed" xlink:actuate="onLoad"/></draw:frame></text:p>
      <text:p text:style-name="P31"><text:soft-page-break/></text:p>
      <text:p text:style-name="P31"><draw:frame draw:style-name="fr3" draw:name="Image12" text:anchor-type="paragraph" svg:width="0.794cm" svg:height="0.794cm" draw:z-index="11"><draw:image xlink:href="Pictures/100000000000001E0000001E9F69CF53C2E8F8DB.png" xlink:type="simple" xlink:show="embed" xlink:actuate="onLoad"/></draw:frame></text:p>
      <text:p text:style-name="P31"/>
      <text:p text:style-name="P31"/>
      <text:p text:style-name="P31"/>
      <text:p text:style-name="P31"/>
      <text:p text:style-name="P1"/>
      <text:p text:style-name="P1"/>
      <text:p text:style-name="P1">CREATE TABLE MEMBERS (</text:p>
      <text:p text:style-name="P2">id int <text:span text:style-name="T2">unsigned </text:span>NOT NULL<text:span text:style-name="T1"> </text:span>AUTO_INCREMENT <text:span text:style-name="T1">UNIQUE PRIMARY KEY</text:span>,</text:p>
      <text:p text:style-name="P1"><text:span text:style-name="T4">login</text:span> varchar(255) NOT NULL <text:span text:style-name="T1">UNIQUE</text:span>,</text:p>
      <text:p text:style-name="P1">password varchar(255) NOT NULL,</text:p>
      <text:p text:style-name="P1">admin boolean DEFAULT false,</text:p>
      <text:p text:style-name="P1">ban <text:span text:style-name="T6">timestamp</text:span> <text:span text:style-name="T5">DEFAULT NULL</text:span></text:p>
      <text:p text:style-name="P1">);</text:p>
      <text:p text:style-name="P1"/>
      <text:p text:style-name="P1"/>
      <text:p text:style-name="P4">CREATE TABLE PRODUCTS (</text:p>
      <text:p text:style-name="P3">id_p int <text:span text:style-name="T2">unsigned</text:span> NOT NULL,</text:p>
      <text:p text:style-name="P5">version int unsigned NOT NULL,</text:p>
      <text:p text:style-name="P5">wording varchar(255) NOT NULL,</text:p>
      <text:p text:style-name="P5">pseudo varchar(255),</text:p>
      <text:p text:style-name="P6">creationDate <text:span text:style-name="T6">timestamp</text:span> NOT NULL,</text:p>
      <text:p text:style-name="P6">deletionDate <text:span text:style-name="T6">timestamp DEFAULT NULL</text:span>,</text:p>
      <text:p text:style-name="P5">CONSTRAINT PK_products PRIMARY KEY (id_p, version),</text:p>
      <text:p text:style-name="P7">CONSTRAINT FK_pseudo FOREIGN KEY (pseudo) REFERENCES MEMBERS (<text:span text:style-name="T4">login</text:span>)</text:p>
      <text:p text:style-name="P7">);</text:p>
      <text:p text:style-name="P5"/>
      <text:p text:style-name="P5"/>
      <text:p text:style-name="P10">CREATE TABLE COMPONENT<text:span text:style-name="T3">S</text:span> (</text:p>
      <text:p text:style-name="P9">id_c int unsigned NOT NULL AUTO_INCREMENT UNIQUE<text:span text:style-name="T3"> PRIMARY KEY</text:span>,</text:p>
      <text:p text:style-name="P8">id_p int unsigned,</text:p>
      <text:p text:style-name="P8">version int unsigned,</text:p>
      <text:p text:style-name="P8">name varchar(255) NOT NULL,</text:p>
      <text:p text:style-name="P8">quantity float<text:span text:style-name="T3">(5,2) NOT NULL,</text:span></text:p>
      <text:p text:style-name="P13">deletionVersion int unsigned DEFAULT NULL,</text:p>
      <text:p text:style-name="P12">CONSTRAINT FK_id_p_version FOREIGN KEY (id_p, version) REFERENCES PRODUCTS (id_p, version) ON DELETE CASCADE</text:p>
      <text:p text:style-name="P11">);</text:p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9:27.918000000</meta:creation-date>
    <dc:date>2019-02-04T10:56:12.320000000</dc:date>
    <meta:editing-duration>PT6H31M27S</meta:editing-duration>
    <meta:editing-cycles>95</meta:editing-cycles>
    <meta:generator>LibreOffice/5.2.3.3$Windows_x86 LibreOffice_project/d54a8868f08a7b39642414cf2c8ef2f228f780cf</meta:generator>
    <meta:document-statistic meta:table-count="2" meta:image-count="35" meta:object-count="0" meta:page-count="4" meta:paragraph-count="193" meta:word-count="621" meta:character-count="4413" meta:non-whitespace-character-count="3951"/>
  </office:meta>
</office:document-meta>
</file>